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none" fo:min-height="0.94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24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24pt" fo:font-weight="bold"/>
    </style:style>
    <style:style style:name="P6" style:family="paragraph">
      <style:paragraph-properties fo:margin-left="0cm" fo:margin-right="0cm" fo:text-indent="0cm"/>
      <style:text-properties fo:font-size="16pt"/>
    </style:style>
    <style:style style:name="P7" style:family="paragraph">
      <style:paragraph-properties fo:margin-left="0cm" fo:margin-right="0cm" fo:text-indent="0cm"/>
      <style:text-properties fo:font-size="9pt"/>
    </style:style>
    <style:style style:name="T1" style:family="text">
      <style:text-properties fo:font-size="24pt" fo:font-weight="bold"/>
    </style:style>
    <style:style style:name="T2" style:family="text">
      <style:text-properties fo:font-size="16pt"/>
    </style:style>
    <style:style style:name="T3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in parser" draw:style-name="dp1" draw:master-page-name="Standard">
        <draw:frame draw:style-name="gr1" draw:text-style-name="P2" draw:layer="layout" svg:width="7.5cm" svg:height="1.5cm" svg:x="11.135cm" svg:y="1.135cm">
          <draw:text-box>
            <text:p text:style-name="P1"><text:span text:style-name="T1">Parser</text:span></text:p>
          </draw:text-box>
        </draw:frame>
        <draw:custom-shape draw:style-name="state" draw:id="id2" draw:layer="layout" svg:width="5.5cm" svg:height="6.9cm" svg:x="5.156cm" svg:y="6.235cm">
          <text:p text:style-name="P3">beg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8" draw:layer="layout" svg:width="4.433cm" svg:height="1.233cm" svg:x="5.667cm" svg:y="7.602cm">
          <text:p text:style-name="P3">equal( &lt; ) ?</text:p>
          <text:p text:style-name="P3">startTag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id="id1" draw:layer="layout" svg:width="4.487cm" svg:height="1cm" svg:x="5.584cm" svg:y="9.333cm">
          <text:p text:style-name="P3">isWhiteSpace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4" draw:layer="layout" draw:line-skew="-0.151cm" svg:x1="10.071cm" svg:y1="9.832cm" svg:x2="10.656cm" svg:y2="9.684cm" draw:start-shape="id1" draw:start-glue-point="7" draw:end-shape="id2" draw:end-glue-point="7">
          <text:p text:style-name="P3"/>
        </draw:connector>
        <draw:custom-shape draw:style-name="submachine" draw:id="id4" draw:layer="layout" svg:width="3.922cm" svg:height="1.117cm" svg:x="0.81cm" svg:y="8.235cm">
          <text:p text:style-name="P3">startTex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state" draw:id="id6" draw:layer="layout" svg:width="7.638cm" svg:height="12.155cm" svg:x="12.118cm" svg:y="6.48cm">
          <text:p text:style-name="P3">lt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3" draw:layer="layout" svg:width="4.5cm" svg:height="1.825cm" svg:x="5.613cm" svg:y="10.61cm">
          <text:p text:style-name="P3">isAnyChar ?</text:p>
          <text:p text:style-name="P3">pushBackChar</text:p>
          <text:p text:style-name="P3">pushState(begin)</text:p>
          <text:p text:style-name="P3"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4" draw:layer="layout" svg:x1="5.613cm" svg:y1="11.522cm" svg:x2="2.771cm" svg:y2="9.352cm" draw:start-shape="id3" draw:start-glue-point="5" draw:end-shape="id4" draw:end-glue-point="2">
          <text:p text:style-name="P3"/>
        </draw:connector>
        <draw:connector draw:style-name="gr3" draw:text-style-name="P4" draw:layer="layout" draw:line-skew="-0.5cm" svg:x1="2.771cm" svg:y1="8.235cm" svg:x2="7.905cm" svg:y2="6.235cm" draw:start-shape="id4" draw:start-glue-point="0" draw:end-shape="id2" draw:end-glue-point="4">
          <text:p text:style-name="P3"/>
        </draw:connector>
        <draw:custom-shape draw:style-name="condition" draw:id="id5" draw:layer="layout" svg:width="6.733cm" svg:height="1.355cm" svg:x="12.523cm" svg:y="9.38cm">
          <text:p text:style-name="P3">equal( &lt; ) ?</text:p>
          <text:p text:style-name="P3">reportError( &lt; cannot follow &lt; )</text:p>
          <text:p text:style-name="P3">startTag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0cm -0.245cm" svg:x1="19.254cm" svg:y1="10.057cm" svg:x2="15.936cm" svg:y2="6.48cm" draw:start-shape="id5" draw:start-glue-point="7" draw:end-shape="id6" draw:end-glue-point="4">
          <text:p text:style-name="P3"/>
        </draw:connector>
        <draw:custom-shape draw:style-name="condition" draw:id="id7" draw:layer="layout" svg:width="6.775cm" svg:height="1.148cm" svg:x="12.481cm" svg:y="8.087cm">
          <text:p text:style-name="P3">isWhiteSpace ?</text:p>
          <text:p text:style-name="P3">reportError (Wsp after <text:s/>&gt;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0cm -0.245cm" svg:x1="19.256cm" svg:y1="8.66cm" svg:x2="15.936cm" svg:y2="6.48cm" draw:start-shape="id7" draw:start-glue-point="7" draw:end-shape="id6" draw:end-glue-point="4">
          <text:p text:style-name="P3"/>
        </draw:connector>
        <draw:connector draw:style-name="gr3" draw:text-style-name="P4" draw:layer="layout" draw:line-skew="0.347cm" svg:x1="10.1cm" svg:y1="8.218cm" svg:x2="12.118cm" svg:y2="12.557cm" draw:start-shape="id8" draw:start-glue-point="7" draw:end-shape="id6" draw:end-glue-point="5">
          <text:p text:style-name="P3"/>
        </draw:connector>
        <draw:custom-shape draw:style-name="condition" draw:id="id12" draw:layer="layout" svg:width="6.648cm" svg:height="0.743cm" svg:x="12.608cm" svg:y="10.917cm">
          <text:p text:style-name="P3">equal( !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layer="layout" svg:width="6.683cm" svg:height="0.743cm" svg:x="12.573cm" svg:y="11.8cm">
          <text:p text:style-name="P3">equal( ?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layer="layout" svg:width="6.786cm" svg:height="0.751cm" svg:x="12.47cm" svg:y="12.68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id="id10" draw:layer="layout" svg:width="6.5cm" svg:height="1.233cm" svg:x="12.782cm" svg:y="14.497cm">
          <text:p text:style-name="P3">isCharacter ?</text:p>
          <text:p text:style-name="P3">addToTagName</text:p>
          <text:p text:style-name="P3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9" draw:layer="layout" svg:width="4.979cm" svg:height="1.219cm" svg:x="0.907cm" svg:y="17.403cm">
          <text:p text:style-name="P3">startEle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-1.709cm" svg:x1="3.396cm" svg:y1="17.403cm" svg:x2="7.905cm" svg:y2="13.135cm" draw:start-shape="id9" draw:start-glue-point="0" draw:end-shape="id2" draw:end-glue-point="6">
          <text:p text:style-name="P3"/>
        </draw:connector>
        <draw:connector draw:style-name="gr3" draw:text-style-name="P4" draw:layer="layout" draw:line-skew="1.726cm" svg:x1="12.782cm" svg:y1="15.113cm" svg:x2="5.886cm" svg:y2="18.012cm" draw:start-shape="id10" draw:start-glue-point="5" draw:end-shape="id9" draw:end-glue-point="1">
          <text:p text:style-name="P3"/>
        </draw:connector>
        <draw:connector draw:style-name="gr3" draw:text-style-name="P4" draw:layer="layout" draw:line-skew="1.595cm" svg:x1="12.429cm" svg:y1="17.091cm" svg:x2="5.886cm" svg:y2="18.012cm" draw:start-shape="id11" draw:start-glue-point="5" draw:end-shape="id9" draw:end-glue-point="1">
          <text:p text:style-name="P3"/>
        </draw:connector>
        <draw:custom-shape draw:style-name="state" draw:id="id13" draw:layer="layout" svg:width="6.254cm" svg:height="6.805cm" svg:x="21.819cm" svg:y="8.717cm">
          <text:p text:style-name="P3">em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line-skew="0.211cm" svg:x1="19.256cm" svg:y1="11.288cm" svg:x2="21.819cm" svg:y2="12.119cm" draw:start-shape="id12" draw:start-glue-point="7" draw:end-shape="id13" draw:end-glue-point="5">
          <text:p text:style-name="P3"/>
        </draw:connector>
        <draw:custom-shape draw:style-name="condition" draw:id="id14" draw:layer="layout" svg:width="4.993cm" svg:height="1.308cm" svg:x="22.235cm" svg:y="10.01cm">
          <text:p text:style-name="P3">equal( - ) ?</text:p>
          <text:p text:style-name="P1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15" draw:layer="layout" svg:width="5.828cm" svg:height="1.033cm" svg:x="20.98cm" svg:y="5.704cm">
          <text:p text:style-name="P3">startCom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0.582cm" svg:x1="27.228cm" svg:y1="10.663cm" svg:x2="26.808cm" svg:y2="6.22cm" draw:start-shape="id14" draw:start-glue-point="7" draw:end-shape="id15" draw:end-glue-point="1">
          <text:p text:style-name="P3"/>
        </draw:connector>
        <draw:connector draw:style-name="gr3" draw:text-style-name="P4" draw:layer="layout" draw:line-skew="0.034cm" svg:x1="23.894cm" svg:y1="5.704cm" svg:x2="7.905cm" svg:y2="6.235cm" draw:start-shape="id15" draw:start-glue-point="0" draw:end-shape="id2" draw:end-glue-point="4">
          <text:p text:style-name="P3"/>
        </draw:connector>
        <draw:custom-shape draw:style-name="condition" draw:id="id16" draw:layer="layout" svg:width="4.947cm" svg:height="1.308cm" svg:x="22.37cm" svg:y="11.595cm">
          <text:p text:style-name="P3">equal( D ) ?</text:p>
          <text:p text:style-name="P3">addCharToBuffer</text:p>
          <text:p text:style-name="P1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17" draw:layer="layout" svg:width="5.828cm" svg:height="1.033cm" svg:x="21.028cm" svg:y="3.761cm">
          <text:p text:style-name="P3">startDocTyp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0.898cm" svg:x1="27.317cm" svg:y1="12.248cm" svg:x2="26.856cm" svg:y2="4.277cm" draw:start-shape="id16" draw:start-glue-point="7" draw:end-shape="id17" draw:end-glue-point="1">
          <text:p text:style-name="P3"/>
        </draw:connector>
        <draw:connector draw:style-name="gr3" draw:text-style-name="P4" draw:layer="layout" svg:x1="21.028cm" svg:y1="4.277cm" svg:x2="7.905cm" svg:y2="6.235cm" draw:start-shape="id17" draw:start-glue-point="3" draw:end-shape="id2" draw:end-glue-point="4">
          <text:p text:style-name="P3"/>
        </draw:connector>
        <draw:connector draw:style-name="gr3" draw:text-style-name="P4" draw:layer="layout" draw:line-skew="7.071cm" svg:x1="22.195cm" svg:y1="14.26cm" svg:x2="3.396cm" svg:y2="18.622cm" draw:start-shape="id18" draw:start-glue-point="5" draw:end-shape="id9" draw:end-glue-point="2">
          <text:p text:style-name="P3"/>
        </draw:connector>
        <draw:custom-shape draw:style-name="condition" draw:id="id19" draw:layer="layout" svg:width="6.786cm" svg:height="0.751cm" svg:x="12.38cm" svg:y="13.569cm">
          <text:p text:style-name="P3">equal( / ) ?</text:p>
          <text:p text:style-name="P3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20" draw:layer="layout" svg:width="5.921cm" svg:height="1.219cm" svg:x="4.214cm" svg:y="14.478cm">
          <text:p text:style-name="P3">closingEle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draw:line-skew="-0.198cm" svg:x1="12.38cm" svg:y1="13.944cm" svg:x2="10.135cm" svg:y2="15.087cm" draw:start-shape="id19" draw:start-glue-point="5" draw:end-shape="id20" draw:end-glue-point="1">
          <text:p text:style-name="P3"/>
        </draw:connector>
        <draw:connector draw:style-name="gr3" draw:text-style-name="P4" draw:layer="layout" draw:type="curve" svg:x1="7.174cm" svg:y1="14.478cm" svg:x2="7.905cm" svg:y2="13.135cm" draw:start-shape="id20" draw:start-glue-point="0" draw:end-shape="id2" draw:end-glue-point="6">
          <text:p text:style-name="P3"/>
        </draw:connector>
        <draw:custom-shape draw:style-name="gr4" draw:text-style-name="P4" draw:id="id18" draw:layer="layout" svg:width="5.453cm" svg:height="1.754cm" svg:x="22.195cm" svg:y="13.384cm">
          <text:p text:style-name="P3">isAnyChar ?</text:p>
          <text:p text:style-name="P3">reportError(Invalid char after &lt;!)</text:p>
          <text:p text:style-name="P3">addToTagName</text:p>
          <text:p text:style-name="P3">pushState(begin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1" draw:layer="layout" svg:width="6.997cm" svg:height="1.888cm" svg:x="12.429cm" svg:y="16.148cm">
          <text:p text:style-name="P1">isAnyChar ?</text:p>
          <text:p text:style-name="P1">reportError( Invalid char after &gt; )</text:p>
          <text:p text:style-name="P1">addToTagName</text:p>
          <text:p text:style-name="P1">pushState( begin 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Comment Parser" draw:style-name="dp1" draw:master-page-name="Standard">
        <draw:frame draw:style-name="gr1" draw:text-style-name="P2" draw:layer="layout" svg:width="7.5cm" svg:height="1.5cm" svg:x="11.135cm" svg:y="1.135cm">
          <draw:text-box>
            <text:p text:style-name="P1"><text:span text:style-name="T1">Comment Parser</text:span></text:p>
          </draw:text-box>
        </draw:frame>
        <draw:custom-shape draw:style-name="state" draw:layer="layout" svg:width="7.79cm" svg:height="7.155cm" svg:x="1.445cm" svg:y="3.335cm">
          <text:p text:style-name="P3">startComm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22" draw:layer="layout" svg:width="1.5cm" svg:height="1.5cm" svg:x="5.327cm" svg:y="12.678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svg:x1="1.73cm" svg:y1="5.452cm" svg:x2="5.327cm" svg:y2="13.427cm" draw:start-shape="id21" draw:start-glue-point="5" draw:end-shape="id22" draw:end-glue-point="6">
          <text:p text:style-name="P3"/>
        </draw:connector>
        <draw:custom-shape draw:style-name="state" draw:id="id24" draw:layer="layout" svg:width="5.5cm" svg:height="4.542cm" svg:x="11.602cm" svg:y="3.193cm">
          <text:p text:style-name="P3">commentStr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3" draw:layer="layout" svg:width="6.928cm" svg:height="1.256cm" svg:x="1.985cm" svg:y="6.80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177cm" svg:x1="8.913cm" svg:y1="7.431cm" svg:x2="11.602cm" svg:y2="5.464cm" draw:start-shape="id23" draw:start-glue-point="7" draw:end-shape="id24">
          <text:p text:style-name="P3"/>
        </draw:connector>
        <draw:connector draw:style-name="gr3" draw:text-style-name="P4" draw:layer="layout" draw:type="curve" svg:x1="8.868cm" svg:y1="9.187cm" svg:x2="11.602cm" svg:y2="5.463cm" draw:start-shape="id25" draw:start-glue-point="7" draw:end-shape="id24" draw:end-glue-point="5">
          <text:p text:style-name="P3"/>
        </draw:connector>
        <draw:custom-shape draw:style-name="state" draw:id="id27" draw:layer="layout" svg:width="7.47cm" svg:height="7.115cm" svg:x="20.435cm" svg:y="5.535cm">
          <text:p text:style-name="P3">firstDash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6" draw:layer="layout" svg:width="4.634cm" svg:height="0.699cm" svg:x="12.048cm" svg:y="4.70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682cm" svg:y1="5.053cm" svg:x2="24.169cm" svg:y2="5.535cm" draw:start-shape="id26" draw:start-glue-point="7" draw:end-shape="id27" draw:end-glue-point="4">
          <text:p text:style-name="P3"/>
        </draw:connector>
        <draw:custom-shape draw:style-name="condition" draw:id="id28" draw:layer="layout" svg:width="4.634cm" svg:height="1.415cm" svg:x="12.095cm" svg:y="5.79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729cm" svg:y1="6.497cm" svg:x2="17.102cm" svg:y2="5.463cm" draw:start-shape="id28" draw:start-glue-point="7" draw:end-shape="id24" draw:end-glue-point="7">
          <text:p text:style-name="P3"/>
        </draw:connector>
        <draw:custom-shape draw:style-name="state" draw:id="id30" draw:layer="layout" svg:width="10.395cm" svg:height="7.5cm" svg:x="8.672cm" svg:y="11.327cm">
          <text:p text:style-name="P3">secondDash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9" draw:layer="layout" svg:width="6.316cm" svg:height="0.699cm" svg:x="20.891cm" svg:y="6.951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1.017cm" svg:x1="27.207cm" svg:y1="7.3cm" svg:x2="19.067cm" svg:y2="15.077cm" draw:start-shape="id29" draw:start-glue-point="7" draw:end-shape="id30">
          <text:p text:style-name="P3"/>
        </draw:connector>
        <draw:connector draw:style-name="gr3" draw:text-style-name="P4" draw:layer="layout" draw:type="curve" svg:x1="21.097cm" svg:y1="10.955cm" svg:x2="14.351cm" svg:y2="7.735cm" draw:start-shape="id31" draw:start-glue-point="5" draw:end-shape="id24" draw:end-glue-point="6">
          <text:p text:style-name="P3"/>
        </draw:connector>
        <draw:connector draw:style-name="gr3" draw:text-style-name="P4" draw:layer="layout" draw:type="curve" svg:x1="20.888cm" svg:y1="8.848cm" svg:x2="14.351cm" svg:y2="7.735cm" draw:start-shape="id32" draw:start-glue-point="5" draw:end-shape="id24" draw:end-glue-point="6">
          <text:p text:style-name="P3"/>
        </draw:connector>
        <draw:custom-shape draw:style-name="condition" draw:id="id33" draw:layer="layout" svg:width="8.583cm" svg:height="1.5cm" svg:x="9.872cm" svg:y="12.746cm">
          <text:p text:style-name="P3">equal( &gt; ) ?</text:p>
          <text:p text:style-name="P3">createComment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9.872cm" svg:y1="13.495cm" svg:x2="6.827cm" svg:y2="13.427cm" draw:start-shape="id33" draw:start-glue-point="5" draw:end-shape="id22" draw:end-glue-point="10">
          <text:p text:style-name="P3"/>
        </draw:connector>
        <draw:connector draw:style-name="gr3" draw:text-style-name="P4" draw:layer="layout" draw:type="curve" draw:line-skew="-1.978cm -4.017cm" svg:x1="10.141cm" svg:y1="17.577cm" svg:x2="14.351cm" svg:y2="7.735cm" draw:start-shape="id34" draw:start-glue-point="5" draw:end-shape="id24" draw:end-glue-point="6">
          <text:p text:style-name="P3"/>
        </draw:connector>
        <draw:connector draw:style-name="gr3" draw:text-style-name="P4" draw:layer="layout" draw:type="curve" svg:x1="18.661cm" svg:y1="15.635cm" svg:x2="19.067cm" svg:y2="15.076cm" draw:start-shape="id35" draw:start-glue-point="7" draw:end-shape="id30" draw:end-glue-point="7">
          <text:p text:style-name="P3"/>
        </draw:connector>
        <draw:custom-shape draw:style-name="gr4" draw:text-style-name="P4" draw:id="id21" draw:layer="layout" svg:width="7.68cm" svg:height="1.89cm" svg:x="1.73cm" svg:y="4.508cm">
          <text:p text:style-name="P3">equal( &gt; ) ?</text:p>
          <text:p text:style-name="P3">addStringToBuffer( !- )</text:p>
          <text:p text:style-name="P3">createTag</text:p>
          <text:p text:style-name="P3">popStat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2" draw:layer="layout" svg:width="6.612cm" svg:height="1.62cm" svg:x="20.888cm" svg:y="8.039cm">
          <text:p text:style-name="P3">equal( &gt; ) ?</text:p>
          <text:p text:style-name="P3">reportWarning(Wrong end of comment)</text:p>
          <text:p text:style-name="P3">addStringToBuffer( -&gt; 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1" draw:layer="layout" svg:width="6.227cm" svg:height="1.769cm" svg:x="21.097cm" svg:y="10.071cm">
          <text:p text:style-name="P3">isAnyChar ?</text:p>
          <text:p text:style-name="P3">addStringToBuffer( - )</text:p>
          <text:p text:style-name="P3">addCharToBuff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4" draw:layer="layout" svg:width="8.584cm" svg:height="1.485cm" svg:x="10.141cm" svg:y="16.835cm">
          <text:p text:style-name="P3">isAnyChar ?</text:p>
          <text:p text:style-name="P3">addStringToBuffer( -- )</text:p>
          <text:p text:style-name="P3">addCharToBuff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25" draw:layer="layout" svg:width="7.175cm" svg:height="1.755cm" svg:x="1.695cm" svg:y="8.31cm">
          <text:p text:style-name="P3">isAnyChar ?</text:p>
          <text:p text:style-name="P3">reportError(Comment does not start with &lt;!--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5" draw:layer="layout" svg:width="9.045cm" svg:height="1.92cm" svg:x="9.616cm" svg:y="14.676cm">
          <text:p text:style-name="P3">equal( - ) ?</text:p>
          <text:p text:style-name="P3">addCharToBuffer</text:p>
          <text:p text:style-name="P3">reportWarning(Adjacent hyphens wihtin comment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Text parser" draw:style-name="dp1" draw:master-page-name="Standard">
        <draw:frame draw:style-name="gr1" draw:text-style-name="P2" draw:layer="layout" svg:width="7.5cm" svg:height="1.5cm" svg:x="11.135cm" svg:y="1.135cm">
          <draw:text-box>
            <text:p text:style-name="P1"><text:span text:style-name="T1">Text Parser</text:span></text:p>
          </draw:text-box>
        </draw:frame>
        <draw:custom-shape draw:style-name="state" draw:id="id41" draw:layer="layout" svg:width="6.745cm" svg:height="8.39cm" svg:x="10.49cm" svg:y="6.845cm">
          <text:p text:style-name="P3">startTex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36" draw:layer="layout" svg:width="6.128cm" svg:height="1.755cm" svg:x="10.76cm" svg:y="8.06cm">
          <text:p text:style-name="P3">equal( &amp; ) ?</text:p>
          <text:p text:style-name="P3">addCharToBuffer</text:p>
          <text:p text:style-name="P3">pushState(startText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37" draw:layer="layout" svg:width="4.979cm" svg:height="1.219cm" svg:x="19.07cm" svg:y="7.163cm">
          <text:p text:style-name="P3">startEntity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6.888cm" svg:y1="8.937cm" svg:x2="21.559cm" svg:y2="8.382cm" draw:start-shape="id36" draw:start-glue-point="7" draw:end-shape="id37" draw:end-glue-point="2">
          <text:p text:style-name="P3"/>
        </draw:connector>
        <draw:custom-shape draw:style-name="condition" draw:id="id38" draw:layer="layout" svg:width="6.129cm" svg:height="1.841cm" svg:x="10.843cm" svg:y="10.085cm">
          <text:p text:style-name="P3">equal( &lt; ) ?</text:p>
          <text:p text:style-name="P3">createText</text:p>
          <text:p text:style-name="P3">pushBackChar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39" draw:layer="layout" svg:width="1.5cm" svg:height="1.5cm" svg:x="5.644cm" svg:y="10.973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draw:line-skew="-1.485cm" svg:x1="10.843cm" svg:y1="11.004cm" svg:x2="7.144cm" svg:y2="11.723cm" draw:start-shape="id38" draw:start-glue-point="5" draw:end-shape="id39">
          <text:p text:style-name="P3"/>
        </draw:connector>
        <draw:custom-shape draw:style-name="condition" draw:id="id40" draw:layer="layout" svg:width="6.128cm" svg:height="1.867cm" svg:x="10.861cm" svg:y="12.575cm">
          <text:p text:style-name="P3">isAnyChar ?</text:p>
          <text:p text:style-name="P3">fillBufferUntil(&lt;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963cm" svg:x1="16.989cm" svg:y1="13.508cm" svg:x2="17.235cm" svg:y2="11.039cm" draw:start-shape="id40" draw:start-glue-point="7" draw:end-shape="id41" draw:end-glue-point="7">
          <text:p text:style-name="P3"/>
        </draw:connector>
        <draw:connector draw:style-name="gr3" draw:text-style-name="P4" draw:layer="layout" draw:type="curve" draw:line-skew="-1.127cm" svg:x1="21.559cm" svg:y1="7.163cm" svg:x2="13.862cm" svg:y2="6.845cm" draw:start-shape="id37" draw:start-glue-point="0" draw:end-shape="id41" draw:end-glue-point="4">
          <text:p text:style-name="P3"/>
        </draw:connector>
      </draw:page>
      <draw:page draw:name="Entity parser" draw:style-name="dp1" draw:master-page-name="Standard">
        <draw:frame draw:style-name="gr1" draw:text-style-name="P2" draw:layer="layout" svg:width="7.5cm" svg:height="1.5cm" svg:x="11.136cm" svg:y="1.135cm">
          <draw:text-box>
            <text:p text:style-name="P1"><text:span text:style-name="T1">Entity Parser</text:span></text:p>
          </draw:text-box>
        </draw:frame>
        <draw:custom-shape draw:style-name="state" draw:id="id45" draw:layer="layout" svg:width="6.745cm" svg:height="8.39cm" svg:x="10.491cm" svg:y="6.845cm">
          <text:p text:style-name="P3">startEntit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46" draw:layer="layout" svg:width="6.128cm" svg:height="1.755cm" svg:x="10.761cm" svg:y="8.06cm">
          <text:p text:style-name="P3">equal( ; ) ?</text:p>
          <text:p text:style-name="P3">createEntity</text:p>
          <text:p text:style-name="P3">addCharToBuffer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id="id42" draw:layer="layout" svg:width="6.129cm" svg:height="1.841cm" svg:x="10.844cm" svg:y="10.085cm">
          <text:p text:style-name="P3">isWhiteSpace ?</text:p>
          <text:p text:style-name="P3">addCharToBuffer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43" draw:layer="layout" svg:width="1.5cm" svg:height="1.5cm" svg:x="5.645cm" svg:y="10.973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draw:line-skew="-1.485cm" svg:x1="10.844cm" svg:y1="11.004cm" svg:x2="7.145cm" svg:y2="11.723cm" draw:start-shape="id42" draw:start-glue-point="5" draw:end-shape="id43">
          <text:p text:style-name="P3"/>
        </draw:connector>
        <draw:custom-shape draw:style-name="condition" draw:id="id44" draw:layer="layout" svg:width="6.128cm" svg:height="1.867cm" svg:x="10.862cm" svg:y="12.575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963cm" svg:x1="16.99cm" svg:y1="13.508cm" svg:x2="17.236cm" svg:y2="11.039cm" draw:start-shape="id44" draw:start-glue-point="7" draw:end-shape="id45" draw:end-glue-point="7">
          <text:p text:style-name="P3"/>
        </draw:connector>
        <draw:connector draw:style-name="gr3" draw:text-style-name="P4" draw:layer="layout" draw:type="lines" svg:x1="10.761cm" svg:y1="8.937cm" svg:x2="6.394cm" svg:y2="10.973cm" draw:start-shape="id46" draw:start-glue-point="5" draw:end-shape="id43" draw:end-glue-point="4">
          <text:p text:style-name="P3"/>
        </draw:connector>
      </draw:page>
      <draw:page draw:name="DocType parser" draw:style-name="dp1" draw:master-page-name="Standard">
        <draw:frame draw:style-name="gr1" draw:text-style-name="P2" draw:layer="layout" svg:width="7.5cm" svg:height="1.5cm" svg:x="11.137cm" svg:y="1.135cm">
          <draw:text-box>
            <text:p text:style-name="P1"><text:span text:style-name="T1">DocType Parser</text:span></text:p>
          </draw:text-box>
        </draw:frame>
        <draw:custom-shape draw:style-name="state" draw:id="id48" draw:layer="layout" svg:width="6.745cm" svg:height="6.885cm" svg:x="10.492cm" svg:y="6.845cm">
          <text:p text:style-name="P3">startDoc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49" draw:layer="layout" svg:width="6.128cm" svg:height="1.755cm" svg:x="10.806cm" svg:y="8.427cm">
          <text:p text:style-name="P3">equal( &gt; ) ?</text:p>
          <text:p text:style-name="P3">createTag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50" draw:layer="layout" svg:width="1.5cm" svg:height="1.5cm" svg:x="3.719cm" svg:y="8.524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id="id47" draw:layer="layout" svg:width="6.128cm" svg:height="1.867cm" svg:x="10.816cm" svg:y="10.953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963cm" svg:x1="16.944cm" svg:y1="11.886cm" svg:x2="17.237cm" svg:y2="10.287cm" draw:start-shape="id47" draw:start-glue-point="7" draw:end-shape="id48" draw:end-glue-point="7">
          <text:p text:style-name="P3"/>
        </draw:connector>
        <draw:connector draw:style-name="gr3" draw:text-style-name="P4" draw:layer="layout" draw:type="lines" svg:x1="10.806cm" svg:y1="9.304cm" svg:x2="5.219cm" svg:y2="9.273cm" draw:start-shape="id49" draw:start-glue-point="5" draw:end-shape="id50" draw:end-glue-point="10">
          <text:p text:style-name="P3"/>
        </draw:connector>
      </draw:page>
      <draw:page draw:name="Double Quoted String Parser" draw:style-name="dp1" draw:master-page-name="Standard">
        <draw:frame draw:style-name="gr1" draw:text-style-name="P2" draw:layer="layout" svg:width="14cm" svg:height="1.5cm" svg:x="9.635cm" svg:y="1.135cm">
          <draw:text-box>
            <text:p text:style-name="P1"><text:span text:style-name="T1">Double Quoted String Parser</text:span></text:p>
          </draw:text-box>
        </draw:frame>
        <draw:custom-shape draw:style-name="state" draw:id="id55" draw:layer="layout" svg:width="7.001cm" svg:height="9.466cm" svg:x="11.57cm" svg:y="5.669cm">
          <text:p text:style-name="P3">startQuotedStr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52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id="id51" draw:layer="layout" svg:width="5.845cm" svg:height="1.029cm" svg:x="12.282cm" svg:y="7.006cm">
          <text:p text:style-name="P3">equal( " ) ?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2.282cm" svg:y1="7.52cm" svg:x2="5.878cm" svg:y2="8.738cm" draw:start-shape="id51" draw:start-glue-point="5" draw:end-shape="id52" draw:end-glue-point="10">
          <text:p text:style-name="P3"/>
        </draw:connector>
        <draw:custom-shape draw:style-name="submachine" draw:id="id54" draw:layer="layout" svg:width="4.979cm" svg:height="1.219cm" svg:x="20.103cm" svg:y="6.087cm">
          <text:p text:style-name="P3">startEntity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8.366cm" svg:y1="9.542cm" svg:x2="22.592cm" svg:y2="7.306cm" draw:start-shape="id53" draw:start-glue-point="7" draw:end-shape="id54" draw:end-glue-point="2">
          <text:p text:style-name="P3"/>
        </draw:connector>
        <draw:connector draw:style-name="gr3" draw:text-style-name="P4" draw:layer="layout" draw:type="curve" svg:x1="22.592cm" svg:y1="6.087cm" svg:x2="15.07cm" svg:y2="5.669cm" draw:start-shape="id54" draw:start-glue-point="0" draw:end-shape="id55">
          <text:p text:style-name="P3"/>
        </draw:connector>
        <draw:custom-shape draw:style-name="submachine" draw:id="id57" draw:layer="layout" svg:width="4.979cm" svg:height="1.219cm" svg:x="20.276cm" svg:y="10.972cm">
          <text:p text:style-name="P3">slashFoun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8.185cm" svg:y1="11.936cm" svg:x2="20.276cm" svg:y2="11.581cm" draw:start-shape="id56" draw:start-glue-point="7" draw:end-shape="id57" draw:end-glue-point="3">
          <text:p text:style-name="P3"/>
        </draw:connector>
        <draw:connector draw:style-name="gr3" draw:text-style-name="P4" draw:layer="layout" draw:type="curve" svg:x1="22.765cm" svg:y1="10.972cm" svg:x2="18.571cm" svg:y2="10.401cm" draw:start-shape="id57" draw:start-glue-point="0" draw:end-shape="id55" draw:end-glue-point="7">
          <text:p text:style-name="P3"/>
        </draw:connector>
        <draw:custom-shape draw:style-name="condition" draw:id="id58" draw:layer="layout" svg:width="5.801cm" svg:height="1.415cm" svg:x="12.326cm" svg:y="13.321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-1.153cm" svg:x1="12.326cm" svg:y1="14.028cm" svg:x2="11.57cm" svg:y2="10.401cm" draw:start-shape="id58" draw:start-glue-point="5" draw:end-shape="id55" draw:end-glue-point="5">
          <text:p text:style-name="P3"/>
        </draw:connector>
        <draw:custom-shape draw:style-name="gr4" draw:text-style-name="P4" draw:id="id53" draw:layer="layout" svg:width="6.256cm" svg:height="1.9cm" svg:x="12.11cm" svg:y="8.593cm">
          <text:p text:style-name="P3">equal( &amp; ) ?</text:p>
          <text:p text:style-name="P3">addCharToBuffer</text:p>
          <text:p text:style-name="P3">pushState( startQuotedString 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56" draw:layer="layout" svg:width="6.21cm" svg:height="2.16cm" svg:x="11.975cm" svg:y="10.857cm">
          <text:p text:style-name="P3">equal( \ ) ?</text:p>
          <text:p text:style-name="P3">addCharToBuffer</text:p>
          <text:p text:style-name="P3">pushState( startQuotedString 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Single Quoted String Parser" draw:style-name="dp1" draw:master-page-name="Standard">
        <draw:frame draw:style-name="gr1" draw:text-style-name="P5" draw:layer="layout" svg:width="14cm" svg:height="1.5cm" svg:x="9.635cm" svg:y="1.135cm">
          <draw:text-box>
            <text:p text:style-name="P1"><text:span text:style-name="T1">Single Quoted String Parser</text:span></text:p>
          </draw:text-box>
        </draw:frame>
        <draw:custom-shape draw:style-name="state" draw:text-style-name="P6" draw:id="id63" draw:layer="layout" svg:width="7.97cm" svg:height="9.466cm" svg:x="11.165cm" svg:y="5.669cm">
          <text:p text:style-name="P3"><text:span text:style-name="T2">startSingleQuotedStr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60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59" draw:layer="layout" svg:width="6.885cm" svg:height="1.029cm" svg:x="11.705cm" svg:y="7.006cm">
          <text:p text:style-name="P3"><text:span text:style-name="T3">equal( ' ) ?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1.705cm" svg:y1="7.52cm" svg:x2="5.878cm" svg:y2="8.738cm" draw:start-shape="id59" draw:start-glue-point="5" draw:end-shape="id60" draw:end-glue-point="10">
          <text:p text:style-name="P3"/>
        </draw:connector>
        <draw:custom-shape draw:style-name="submachine" draw:text-style-name="P6" draw:id="id62" draw:layer="layout" svg:width="4.979cm" svg:height="1.219cm" svg:x="20.103cm" svg:y="6.087cm">
          <text:p text:style-name="P3"><text:span text:style-name="T2">startEntit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8.588cm" svg:y1="9.363cm" svg:x2="22.592cm" svg:y2="7.306cm" draw:start-shape="id61" draw:start-glue-point="7" draw:end-shape="id62" draw:end-glue-point="2">
          <text:p text:style-name="P3"/>
        </draw:connector>
        <draw:connector draw:style-name="gr3" draw:text-style-name="P4" draw:layer="layout" draw:type="curve" svg:x1="22.592cm" svg:y1="6.087cm" svg:x2="15.15cm" svg:y2="5.669cm" draw:start-shape="id62" draw:start-glue-point="0" draw:end-shape="id63">
          <text:p text:style-name="P3"/>
        </draw:connector>
        <draw:custom-shape draw:style-name="submachine" draw:text-style-name="P6" draw:id="id65" draw:layer="layout" svg:width="4.979cm" svg:height="1.219cm" svg:x="20.276cm" svg:y="10.972cm">
          <text:p text:style-name="P3"><text:span text:style-name="T2">slashFou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8.725cm" svg:y1="11.95cm" svg:x2="20.276cm" svg:y2="11.581cm" draw:start-shape="id64" draw:start-glue-point="7" draw:end-shape="id65" draw:end-glue-point="3">
          <text:p text:style-name="P3"/>
        </draw:connector>
        <draw:connector draw:style-name="gr3" draw:text-style-name="P4" draw:layer="layout" draw:type="curve" svg:x1="22.765cm" svg:y1="10.972cm" svg:x2="19.135cm" svg:y2="10.401cm" draw:start-shape="id65" draw:start-glue-point="0" draw:end-shape="id63" draw:end-glue-point="7">
          <text:p text:style-name="P3"/>
        </draw:connector>
        <draw:custom-shape draw:style-name="condition" draw:text-style-name="P7" draw:id="id66" draw:layer="layout" svg:width="7.155cm" svg:height="1.415cm" svg:x="11.705cm" svg:y="13.321cm">
          <text:p text:style-name="P3"><text:span text:style-name="T3">isAnyChar ?</text:span></text:p>
          <text:p text:style-name="P3"><text:span text:style-name="T3">addCharToBuff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-1.153cm" svg:x1="11.705cm" svg:y1="14.028cm" svg:x2="11.165cm" svg:y2="10.401cm" draw:start-shape="id66" draw:start-glue-point="5" draw:end-shape="id63" draw:end-glue-point="5">
          <text:p text:style-name="P3"/>
        </draw:connector>
        <draw:custom-shape draw:style-name="gr4" draw:text-style-name="P4" draw:id="id61" draw:layer="layout" svg:width="7.2cm" svg:height="1.755cm" svg:x="11.388cm" svg:y="8.486cm">
          <text:p text:style-name="P3"><text:span text:style-name="T3">equal( &amp; ) ?</text:span></text:p>
          <text:p text:style-name="P3"><text:span text:style-name="T3">addCharToBuffer</text:span></text:p>
          <text:p text:style-name="P3"><text:span text:style-name="T3">pushState( startSingleQuotedString 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64" draw:layer="layout" svg:width="7.186cm" svg:height="1.668cm" svg:x="11.539cm" svg:y="11.117cm">
          <text:p text:style-name="P3"><text:span text:style-name="T3">equal( \ ) ?</text:span></text:p>
          <text:p text:style-name="P3"><text:span text:style-name="T3">addCharToBuffer</text:span></text:p>
          <text:p text:style-name="P3"><text:span text:style-name="T3">pushState( startSingleQuotedString 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\ found Parser" draw:style-name="dp1" draw:master-page-name="Standard">
        <draw:frame draw:style-name="gr1" draw:text-style-name="P5" draw:layer="layout" svg:width="14cm" svg:height="1.5cm" svg:x="9.635cm" svg:y="1.135cm">
          <draw:text-box>
            <text:p text:style-name="P1"><text:span text:style-name="T1">\ found Parser</text:span></text:p>
          </draw:text-box>
        </draw:frame>
        <draw:custom-shape draw:style-name="state" draw:text-style-name="P6" draw:layer="layout" svg:width="7.5cm" svg:height="3.966cm" svg:x="11.635cm" svg:y="5.669cm">
          <text:p text:style-name="P3"><text:span text:style-name="T2">slashFoun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68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67" draw:layer="layout" svg:width="5.613cm" svg:height="1.415cm" svg:x="12.522cm" svg:y="7.421cm">
          <text:p text:style-name="P3"><text:span text:style-name="T3">isAnyChar ?</text:span></text:p>
          <text:p text:style-name="P3"><text:span text:style-name="T3">addCharToBuffe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2.522cm" svg:y1="8.128cm" svg:x2="5.878cm" svg:y2="8.738cm" draw:start-shape="id67" draw:start-glue-point="5" draw:end-shape="id68" draw:end-glue-point="10">
          <text:p text:style-name="P3"/>
        </draw:connector>
      </draw:page>
      <draw:page draw:name="Element parser" draw:style-name="dp1" draw:master-page-name="Standard">
        <draw:frame draw:style-name="gr1" draw:text-style-name="P5" draw:layer="layout" svg:width="8.5cm" svg:height="1.5cm" svg:x="0.636cm" svg:y="0.635cm">
          <draw:text-box>
            <text:p text:style-name="P1"><text:span text:style-name="T1">Element Parser</text:span></text:p>
          </draw:text-box>
        </draw:frame>
        <draw:custom-shape draw:style-name="state" draw:text-style-name="P6" draw:id="id70" draw:layer="layout" svg:width="6.019cm" svg:height="9.886cm" svg:x="1.713cm" svg:y="1.85cm">
          <text:p text:style-name="P3"><text:span text:style-name="T2">startElem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72" draw:layer="layout" svg:width="1.5cm" svg:height="1.5cm" svg:x="17.78cm" svg:y="1.431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71" draw:layer="layout" svg:width="4.992cm" svg:height="1.35cm" svg:x="2.226cm" svg:y="3.071cm">
          <text:p text:style-name="P3"><text:span text:style-name="T3">equal( &gt; ) ?</text:span></text:p>
          <text:p text:style-name="P3"><text:span text:style-name="T3">createTag</text:span></text:p>
          <text:p text:style-name="P3"><text:span text:style-name="T3">quickParseSpecial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76" draw:layer="layout" svg:width="4.957cm" svg:height="1.243cm" svg:x="2.251cm" svg:y="6.845cm">
          <text:p text:style-name="P3"><text:span text:style-name="T3">isWhiteSpace ?</text:span></text:p>
          <text:p text:style-name="P3"><text:span text:style-name="T3">pushState(tagEnded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75" draw:layer="layout" svg:width="4.949cm" svg:height="1.415cm" svg:x="2.352cm" svg:y="10.03cm">
          <text:p text:style-name="P3"><text:span text:style-name="T3">isAnyChar ?</text:span></text:p>
          <text:p text:style-name="P3"><text:span text:style-name="T3">addToTag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7.331cm" svg:y1="9.013cm" svg:x2="7.732cm" svg:y2="6.792cm" draw:start-shape="id69" draw:start-glue-point="7" draw:end-shape="id70" draw:end-glue-point="7">
          <text:p text:style-name="P3"/>
        </draw:connector>
        <draw:custom-shape draw:style-name="state" draw:text-style-name="P6" draw:id="id78" draw:layer="layout" svg:width="5.402cm" svg:height="7.531cm" svg:x="10.895cm" svg:y="4.145cm">
          <text:p text:style-name="P3"><text:span text:style-name="T2">tagEnd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draw:line-skew="-3.453cm" svg:x1="7.218cm" svg:y1="3.745cm" svg:x2="17.78cm" svg:y2="2.18cm" draw:start-shape="id71" draw:start-glue-point="7" draw:end-shape="id72" draw:end-glue-point="6">
          <text:p text:style-name="P3"/>
        </draw:connector>
        <draw:custom-shape draw:style-name="condition" draw:text-style-name="P7" draw:id="id73" draw:layer="layout" svg:width="4.296cm" svg:height="2.124cm" svg:x="11.307cm" svg:y="9.254cm">
          <text:p text:style-name="P3"><text:span text:style-name="T3">isAnyChar ?</text:span></text:p>
          <text:p text:style-name="P3"><text:span text:style-name="T3">createTag</text:span></text:p>
          <text:p text:style-name="P3"><text:span text:style-name="T3">quickParseSpecial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5.603cm" svg:y1="10.315cm" svg:x2="17.774cm" svg:y2="11.989cm" draw:start-shape="id73" draw:start-glue-point="7" draw:end-shape="id74" draw:end-glue-point="6">
          <text:p text:style-name="P3"/>
        </draw:connector>
        <draw:connector draw:style-name="gr3" draw:text-style-name="P4" draw:layer="layout" draw:type="curve" svg:x1="7.301cm" svg:y1="10.737cm" svg:x2="7.732cm" svg:y2="6.792cm" draw:start-shape="id75" draw:start-glue-point="7" draw:end-shape="id70" draw:end-glue-point="7">
          <text:p text:style-name="P3"/>
        </draw:connector>
        <draw:custom-shape draw:style-name="submachine" draw:text-style-name="P6" draw:id="id77" draw:layer="layout" svg:width="6.71cm" svg:height="1.219cm" svg:x="2.943cm" svg:y="12.422cm">
          <text:p text:style-name="P3"><text:span text:style-name="T2">searchAttribut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draw:line-skew="-0.602cm" svg:x1="2.251cm" svg:y1="7.466cm" svg:x2="2.943cm" svg:y2="13.031cm" draw:start-shape="id76" draw:start-glue-point="5" draw:end-shape="id77">
          <text:p text:style-name="P3"/>
        </draw:connector>
        <draw:connector draw:style-name="gr3" draw:text-style-name="P4" draw:layer="layout" draw:type="curve" svg:x1="9.653cm" svg:y1="13.031cm" svg:x2="10.895cm" svg:y2="7.91cm" draw:start-shape="id77" draw:start-glue-point="1" draw:end-shape="id78">
          <text:p text:style-name="P3"/>
        </draw:connector>
        <draw:custom-shape draw:style-name="condition" draw:text-style-name="P7" draw:id="id79" draw:layer="layout" svg:width="4.296cm" svg:height="1.232cm" svg:x="11.427cm" svg:y="5.461cm">
          <text:p text:style-name="P3"><text:span text:style-name="T3">equal( / )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te" draw:text-style-name="P6" draw:id="id80" draw:layer="layout" svg:width="5.402cm" svg:height="8.611cm" svg:x="20.345cm" svg:y="4.01cm">
          <text:p text:style-name="P3"><text:span text:style-name="T2">slashInTa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15.723cm" svg:y1="6.076cm" svg:x2="20.345cm" svg:y2="8.315cm" draw:start-shape="id79" draw:start-glue-point="7" draw:end-shape="id80" draw:end-glue-point="5">
          <text:p text:style-name="P3"/>
        </draw:connector>
        <draw:custom-shape draw:style-name="condition" draw:text-style-name="P7" draw:id="id81" draw:layer="layout" svg:width="4.992cm" svg:height="1.484cm" svg:x="20.523cm" svg:y="5.318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0.523cm" svg:y1="6.06cm" svg:x2="19.28cm" svg:y2="2.18cm" draw:start-shape="id81" draw:end-shape="id72" draw:end-glue-point="10">
          <text:p text:style-name="P3"/>
        </draw:connector>
        <draw:connector draw:style-name="gr3" draw:text-style-name="P4" draw:layer="layout" draw:type="curve" svg:x1="25.745cm" svg:y1="11.095cm" svg:x2="20.102cm" svg:y2="16.226cm" draw:start-shape="id82" draw:start-glue-point="7" draw:end-shape="id83">
          <text:p text:style-name="P3"/>
        </draw:connector>
        <draw:custom-shape draw:style-name="submachine" draw:text-style-name="P6" draw:id="id83" draw:layer="layout" svg:width="6.71cm" svg:height="1.219cm" svg:x="13.392cm" svg:y="15.617cm">
          <text:p text:style-name="P3"><text:span text:style-name="T2">startAttribut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6.747cm" svg:y1="15.617cm" svg:x2="13.596cm" svg:y2="11.676cm" draw:start-shape="id83" draw:start-glue-point="0" draw:end-shape="id78">
          <text:p text:style-name="P3"/>
        </draw:connector>
        <draw:connector draw:style-name="gr3" draw:text-style-name="P4" draw:layer="layout" draw:type="curve" draw:line-skew="-2.654cm" svg:x1="7.458cm" svg:y1="5.589cm" svg:x2="17.78cm" svg:y2="2.18cm" draw:start-shape="id84" draw:start-glue-point="7" draw:end-shape="id72" draw:end-glue-point="6">
          <text:p text:style-name="P3"/>
        </draw:connector>
        <draw:connector draw:style-name="gr3" draw:text-style-name="P4" draw:layer="layout" draw:line-skew="1.687cm" svg:x1="25.61cm" svg:y1="8.492cm" svg:x2="19.28cm" svg:y2="2.18cm" draw:start-shape="id85" draw:start-glue-point="7" draw:end-shape="id72" draw:end-glue-point="10">
          <text:p text:style-name="P3"/>
        </draw:connector>
        <draw:custom-shape draw:style-name="exit" draw:id="id74" draw:layer="layout" svg:width="1.5cm" svg:height="1.5cm" svg:x="17.774cm" svg:y="11.24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lines" svg:x1="15.887cm" svg:y1="8.004cm" svg:x2="18.523cm" svg:y2="11.24cm" draw:start-shape="id86" draw:start-glue-point="7" draw:end-shape="id74" draw:end-glue-point="4">
          <text:p text:style-name="P3"/>
        </draw:connector>
        <draw:custom-shape draw:style-name="gr4" draw:text-style-name="P4" draw:id="id84" draw:layer="layout" svg:width="5.473cm" svg:height="2.025cm" svg:x="1.985cm" svg:y="4.577cm">
          <text:p text:style-name="P3"><text:span text:style-name="T3">equal( &lt; ) ?</text:span></text:p>
          <text:p text:style-name="P3"><text:span text:style-name="T3">reportError(&gt; not found.)</text:span></text:p>
          <text:p text:style-name="P3"><text:span text:style-name="T3">createTag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69" draw:layer="layout" svg:width="5.216cm" svg:height="1.35cm" svg:x="2.115cm" svg:y="8.339cm">
          <text:p text:style-name="P3"><text:span text:style-name="T3">equal( : ) ?</text:span></text:p>
          <text:p text:style-name="P3"><text:span text:style-name="T3">rememberNameSpac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86" draw:layer="layout" svg:width="4.735cm" svg:height="1.814cm" svg:x="11.152cm" svg:y="7.098cm">
          <text:p text:style-name="P3"><text:span text:style-name="T3">equal( &lt; ) ?</text:span></text:p>
          <text:p text:style-name="P3"><text:span text:style-name="T3">reportError(&gt; not found.)</text:span></text:p>
          <text:p text:style-name="P3"><text:span text:style-name="T3">createTag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85" draw:layer="layout" svg:width="5.032cm" svg:height="1.814cm" svg:x="20.578cm" svg:y="7.586cm">
          <text:p text:style-name="P3"><text:span text:style-name="T3">equal( &lt; ) ?</text:span></text:p>
          <text:p text:style-name="P3"><text:span text:style-name="T3">reportError(&gt; not found.)</text:span></text:p>
          <text:p text:style-name="P3"><text:span text:style-name="T3">createTag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82" draw:layer="layout" svg:width="5.317cm" svg:height="2.43cm" svg:x="20.428cm" svg:y="9.881cm">
          <text:p text:style-name="P3"><text:span text:style-name="T3">isAnyChar ?</text:span></text:p>
          <text:p text:style-name="P3"><text:span text:style-name="T3">addToAttributeName( / )</text:span></text:p>
          <text:p text:style-name="P3"><text:span text:style-name="T3">reportError(/ is invalid in attr name)</text:span></text:p>
          <text:p text:style-name="P3"><text:span text:style-name="T3">pushBackChar</text:span></text:p>
          <text:p text:style-name="P3"><text:span text:style-name="T3">pushState(tagEnded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Attribute parser" draw:style-name="dp1" draw:master-page-name="Standard">
        <draw:frame draw:style-name="gr1" draw:text-style-name="P5" draw:layer="layout" svg:width="8.37cm" svg:height="1.5cm" svg:x="0.635cm" svg:y="0.635cm">
          <draw:text-box>
            <text:p text:style-name="P1"><text:span text:style-name="T1">Attribute Parser</text:span></text:p>
          </draw:text-box>
        </draw:frame>
        <draw:custom-shape draw:style-name="exit" draw:id="id90" draw:layer="layout" svg:width="1.5cm" svg:height="1.5cm" svg:x="13.951cm" svg:y="2.305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state" draw:text-style-name="P6" draw:id="id88" draw:layer="layout" svg:width="6.436cm" svg:height="10.628cm" svg:x="1.084cm" svg:y="1.985cm">
          <text:p text:style-name="P3"><text:span text:style-name="T2">searchAttribut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87" draw:layer="layout" svg:width="5.621cm" svg:height="0.737cm" svg:x="1.552cm" svg:y="3.205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.552cm" svg:y1="3.573cm" svg:x2="1.084cm" svg:y2="7.297cm" draw:start-shape="id87" draw:start-glue-point="5" draw:end-shape="id88" draw:end-glue-point="5">
          <text:p text:style-name="P3"/>
        </draw:connector>
        <draw:custom-shape draw:style-name="condition" draw:text-style-name="P7" draw:id="id89" draw:layer="layout" svg:width="5.656cm" svg:height="1.741cm" svg:x="1.398cm" svg:y="4.153cm">
          <text:p text:style-name="P3"><text:span text:style-name="T3">containedIn( &gt;/&lt; ) ?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374cm" svg:x1="7.054cm" svg:y1="5.023cm" svg:x2="13.951cm" svg:y2="3.054cm" draw:start-shape="id89" draw:start-glue-point="7" draw:end-shape="id90" draw:end-glue-point="6">
          <text:p text:style-name="P3"/>
        </draw:connector>
        <draw:custom-shape draw:style-name="condition" draw:text-style-name="P7" draw:id="id91" draw:layer="layout" svg:width="5.656cm" svg:height="0.888cm" svg:x="1.462cm" svg:y="8.288cm">
          <text:p text:style-name="P3"><text:span text:style-name="T3">isCharacter ?</text:span></text:p>
          <text:p text:style-name="P3"><text:span text:style-name="T3">addToAttribute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te" draw:text-style-name="P6" draw:id="id92" draw:layer="layout" svg:width="6.436cm" svg:height="10.505cm" svg:x="20.75cm" svg:y="1.04cm">
          <text:p text:style-name="P3"><text:span text:style-name="T2">startAttribu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draw:line-skew="-3.577cm" svg:x1="7.118cm" svg:y1="8.731cm" svg:x2="20.75cm" svg:y2="6.292cm" draw:start-shape="id91" draw:start-glue-point="7" draw:end-shape="id92">
          <text:p text:style-name="P3"/>
        </draw:connector>
        <draw:connector draw:style-name="gr3" draw:text-style-name="P4" draw:layer="layout" draw:type="curve" draw:line-skew="-3.481cm" svg:x1="7.461cm" svg:y1="10.657cm" svg:x2="20.75cm" svg:y2="6.292cm" draw:start-shape="id93" draw:start-glue-point="7" draw:end-shape="id92">
          <text:p text:style-name="P3"/>
        </draw:connector>
        <draw:connector draw:style-name="gr3" draw:text-style-name="P4" draw:layer="layout" draw:line-skew="0.915cm" svg:x1="26.96cm" svg:y1="6.445cm" svg:x2="17.464cm" svg:y2="18.312cm" draw:start-shape="id94" draw:start-glue-point="7" draw:end-shape="id95" draw:end-glue-point="1">
          <text:p text:style-name="P3"/>
        </draw:connector>
        <draw:custom-shape draw:style-name="state" draw:text-style-name="P6" draw:id="id109" draw:layer="layout" svg:width="6.436cm" svg:height="4.729cm" svg:x="1.294cm" svg:y="13.909cm">
          <text:p text:style-name="P3"><text:span text:style-name="T2">attrValueComple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submachine" draw:text-style-name="P6" draw:id="id97" draw:layer="layout" svg:width="6.71cm" svg:height="1.219cm" svg:x="20.989cm" svg:y="12.794cm">
          <text:p text:style-name="P3"><text:span text:style-name="T2">startQuotedStr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-0.31cm" svg:x1="26.909cm" svg:y1="7.969cm" svg:x2="27.699cm" svg:y2="13.403cm" draw:start-shape="id96" draw:start-glue-point="7" draw:end-shape="id97">
          <text:p text:style-name="P3"/>
        </draw:connector>
        <draw:custom-shape draw:style-name="state" draw:text-style-name="P6" draw:id="id100" draw:layer="layout" svg:width="6.218cm" svg:height="7.53cm" svg:x="10.895cm" svg:y="9.035cm">
          <text:p text:style-name="P3"><text:span text:style-name="T2">wspAfterAttrNam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98" draw:layer="layout" svg:width="5.232cm" svg:height="1.319cm" svg:x="21.403cm" svg:y="9.89cm">
          <text:p text:style-name="P3"><text:span text:style-name="T3">isAnyChar ?</text:span></text:p>
          <text:p text:style-name="P3"><text:span text:style-name="T3">addToAttribute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1.403cm" svg:y1="10.549cm" svg:x2="23.967cm" svg:y2="11.545cm" draw:start-shape="id98" draw:start-glue-point="5" draw:end-shape="id92" draw:end-glue-point="6">
          <text:p text:style-name="P3"/>
        </draw:connector>
        <draw:custom-shape draw:style-name="condition" draw:text-style-name="P7" draw:id="id99" draw:layer="layout" svg:width="5.091cm" svg:height="0.737cm" svg:x="21.447cm" svg:y="8.945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svg:x1="21.447cm" svg:y1="9.313cm" svg:x2="17.113cm" svg:y2="12.799cm" draw:start-shape="id99" draw:start-glue-point="5" draw:end-shape="id100" draw:end-glue-point="7">
          <text:p text:style-name="P3"/>
        </draw:connector>
        <draw:custom-shape draw:style-name="condition" draw:text-style-name="P7" draw:id="id101" draw:layer="layout" svg:width="4.704cm" svg:height="0.737cm" svg:x="11.709cm" svg:y="10.369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413cm" svg:y1="10.737cm" svg:x2="17.113cm" svg:y2="12.799cm" draw:start-shape="id101" draw:start-glue-point="7" draw:end-shape="id100" draw:end-glue-point="7">
          <text:p text:style-name="P3"/>
        </draw:connector>
        <draw:connector draw:style-name="gr3" draw:text-style-name="P4" draw:layer="layout" draw:type="curve" svg:x1="11.435cm" svg:y1="12.267cm" svg:x2="9.607cm" svg:y2="14.2cm" draw:start-shape="id102" draw:start-glue-point="5" draw:end-shape="id103" draw:end-glue-point="11">
          <text:p text:style-name="P3"/>
        </draw:connector>
        <draw:connector draw:style-name="gr3" draw:text-style-name="P4" draw:layer="layout" draw:type="curve" svg:x1="21.276cm" svg:y1="3.327cm" svg:x2="15.451cm" svg:y2="3.055cm" draw:start-shape="id104" draw:start-glue-point="5" draw:end-shape="id90">
          <text:p text:style-name="P3"/>
        </draw:connector>
        <draw:connector draw:style-name="gr3" draw:text-style-name="P4" draw:layer="layout" draw:type="curve" svg:x1="16.976cm" svg:y1="13.961cm" svg:x2="17.464cm" svg:y2="18.312cm" draw:start-shape="id105" draw:start-glue-point="7" draw:end-shape="id95">
          <text:p text:style-name="P3"/>
        </draw:connector>
        <draw:custom-shape draw:style-name="condition" draw:text-style-name="P7" draw:id="id108" draw:layer="layout" svg:width="5.656cm" svg:height="1.473cm" svg:x="1.64cm" svg:y="16.681cm">
          <text:p text:style-name="P3"><text:span text:style-name="T3">isAnyChar ?</text:span></text:p>
          <text:p text:style-name="P3"><text:span text:style-name="T3">pushBackCha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06" draw:layer="layout" svg:width="5.358cm" svg:height="1.415cm" svg:x="11.486cm" svg:y="14.724cm">
          <text:p text:style-name="P3"><text:span text:style-name="T3">isAnyChar ?</text:span></text:p>
          <text:p text:style-name="P3"><text:span text:style-name="T3">createAttribute</text:span></text:p>
          <text:p text:style-name="P3"><text:span text:style-name="T3">pushBackCha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1.486cm" svg:y1="15.431cm" svg:x2="7.52cm" svg:y2="7.299cm" draw:start-shape="id106" draw:start-glue-point="5" draw:end-shape="id88">
          <text:p text:style-name="P3"/>
        </draw:connector>
        <draw:custom-shape draw:style-name="submachine" draw:text-style-name="P6" draw:id="id95" draw:layer="layout" svg:width="6.71cm" svg:height="1.219cm" svg:x="10.754cm" svg:y="17.703cm">
          <text:p text:style-name="P3"><text:span text:style-name="T2">attributeValu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condition" draw:text-style-name="P7" draw:id="id107" draw:layer="layout" svg:width="5.656cm" svg:height="1.473cm" svg:x="1.551cm" svg:y="14.965cm">
          <text:p text:style-name="P3"><text:span text:style-name="T3">containedIn( &gt;&lt; )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7.207cm" svg:y1="15.701cm" svg:x2="9.076cm" svg:y2="15.482cm" draw:start-shape="id107" draw:start-glue-point="7" draw:end-shape="id103" draw:end-glue-point="8">
          <text:p text:style-name="P3"/>
        </draw:connector>
        <draw:connector draw:style-name="gr3" draw:text-style-name="P4" draw:layer="layout" draw:line-skew="0cm -1.667cm" svg:x1="1.64cm" svg:y1="17.417cm" svg:x2="4.301cm" svg:y2="12.613cm" draw:start-shape="id108" draw:start-glue-point="5" draw:end-shape="id88" draw:end-glue-point="6">
          <text:p text:style-name="P3"/>
        </draw:connector>
        <draw:connector draw:style-name="gr3" draw:text-style-name="P4" draw:layer="layout" svg:x1="14.109cm" svg:y1="18.922cm" svg:x2="4.511cm" svg:y2="18.638cm" draw:start-shape="id95" draw:start-glue-point="2" draw:end-shape="id109" draw:end-glue-point="6">
          <text:p text:style-name="P3"/>
        </draw:connector>
        <draw:custom-shape draw:style-name="exit" draw:id="id103" draw:layer="layout" svg:width="1.5cm" svg:height="1.5cm" svg:x="8.327cm" svg:y="13.982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line-skew="-0.244cm 7.46cm 1.285cm" svg:x1="1.432cm" svg:y1="7.091cm" svg:x2="17.464cm" svg:y2="18.312cm" draw:start-shape="id110" draw:start-glue-point="5" draw:end-shape="id95" draw:end-glue-point="1">
          <text:p text:style-name="P3"/>
        </draw:connector>
        <draw:custom-shape draw:style-name="condition" draw:text-style-name="P7" draw:id="id111" draw:layer="layout" svg:width="5.656cm" svg:height="1.17cm" svg:x="21.302cm" svg:y="4.6cm">
          <text:p text:style-name="P3"><text:span text:style-name="T3">equal( / ) ?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1.302cm" svg:y1="5.184cm" svg:x2="14.7cm" svg:y2="3.805cm" draw:start-shape="id111" draw:start-glue-point="5" draw:end-shape="id90" draw:end-glue-point="8">
          <text:p text:style-name="P3"/>
        </draw:connector>
        <draw:custom-shape draw:style-name="gr4" draw:text-style-name="P4" draw:id="id110" draw:layer="layout" svg:width="5.735cm" svg:height="1.936cm" svg:x="1.432cm" svg:y="6.124cm">
          <text:p text:style-name="P3"><text:span text:style-name="T3">equal( = ) ?</text:span></text:p>
          <text:p text:style-name="P3"><text:span text:style-name="T3">reportError(Value without a name)</text:span></text:p>
          <text:p text:style-name="P3"><text:span text:style-name="T3">pushState(attrValueComplet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93" draw:layer="layout" svg:width="6.259cm" svg:height="1.755cm" svg:x="1.202cm" svg:y="9.78cm">
          <text:p text:style-name="P3"><text:span text:style-name="T3">isAnyChar ?</text:span></text:p>
          <text:p text:style-name="P3"><text:span text:style-name="T3">reportError(Name doesnot start with letter)</text:span></text:p>
          <text:p text:style-name="P3"><text:span text:style-name="T3">addToAttributeNam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04" draw:layer="layout" svg:width="5.549cm" svg:height="1.964cm" svg:x="21.276cm" svg:y="2.346cm">
          <text:p text:style-name="P3"><text:span text:style-name="T3">containedIn( &gt;&lt; ) ?</text:span></text:p>
          <text:p text:style-name="P3"><text:span text:style-name="T3">reportError(No attr value)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94" draw:layer="layout" svg:width="5.87cm" svg:height="1.08cm" svg:x="21.09cm" svg:y="5.906cm">
          <text:p text:style-name="P3"><text:span text:style-name="T3">equal( = ) ?</text:span></text:p>
          <text:p text:style-name="P3"><text:span text:style-name="T3">pushState(attrValueComplet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96" draw:layer="layout" svg:width="5.831cm" svg:height="1.215cm" svg:x="21.078cm" svg:y="7.362cm">
          <text:p text:style-name="P3"><text:span text:style-name="T3">equal( " ) ?</text:span></text:p>
          <text:p text:style-name="P3"><text:span text:style-name="T3">reportError(No = before “)</text:span></text:p>
          <text:p text:style-name="P3"><text:span text:style-name="T3">pushState( endAttributeValu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02" draw:layer="layout" svg:width="5.284cm" svg:height="1.964cm" svg:x="11.435cm" svg:y="11.286cm">
          <text:p text:style-name="P3"><text:span text:style-name="T3">containedIn( &gt;&lt; ) ?</text:span></text:p>
          <text:p text:style-name="P3"><text:span text:style-name="T3">reportError(No attr value)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05" draw:layer="layout" svg:width="5.87cm" svg:height="1.08cm" svg:x="11.106cm" svg:y="13.422cm">
          <text:p text:style-name="P3"><text:span text:style-name="T3">equal( = ) ?</text:span></text:p>
          <text:p text:style-name="P3"><text:span text:style-name="T3">pushState(attrValueComplet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Attribute Value Parser" draw:style-name="dp1" draw:master-page-name="Standard">
        <draw:custom-shape draw:style-name="state" draw:text-style-name="P6" draw:id="id115" draw:layer="layout" svg:width="6.436cm" svg:height="7.892cm" svg:x="2.236cm" svg:y="8.924cm">
          <text:p text:style-name="P3"><text:span text:style-name="T2">attributeValu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submachine" draw:text-style-name="P6" draw:id="id112" draw:layer="layout" svg:width="6.71cm" svg:height="1.219cm" svg:x="2.016cm" svg:y="7.135cm">
          <text:p text:style-name="P3"><text:span text:style-name="T2">startQuotedStr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5.371cm" svg:y1="7.135cm" svg:x2="5.385cm" svg:y2="4.613cm" draw:start-shape="id112" draw:start-glue-point="0">
          <text:p text:style-name="P3"/>
        </draw:connector>
        <draw:custom-shape draw:style-name="state" draw:text-style-name="P6" draw:id="id117" draw:layer="layout" svg:width="6.436cm" svg:height="2.978cm" svg:x="2.135cm" svg:y="1.635cm">
          <text:p text:style-name="P3"><text:span text:style-name="T2">endAttributeValu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125" draw:layer="layout" svg:width="5.656cm" svg:height="1.473cm" svg:x="2.702cm" svg:y="2.751cm">
          <text:p text:style-name="P3"><text:span text:style-name="T3">isAnyChar ?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te" draw:text-style-name="P6" draw:id="id119" draw:layer="layout" svg:width="7.708cm" svg:height="8.5cm" svg:x="19.672cm" svg:y="8.316cm">
          <text:p text:style-name="P3"><text:span text:style-name="T2">notQuotedAttributeValu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draw:line-skew="-0.556cm" svg:x1="2.855cm" svg:y1="13.97cm" svg:x2="2.016cm" svg:y2="7.744cm" draw:start-shape="id113" draw:start-glue-point="5" draw:end-shape="id112" draw:end-glue-point="3">
          <text:p text:style-name="P3"/>
        </draw:connector>
        <draw:custom-shape draw:style-name="condition" draw:text-style-name="P7" draw:id="id114" draw:layer="layout" svg:width="5.5cm" svg:height="0.737cm" svg:x="2.799cm" svg:y="12.288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.799cm" svg:y1="12.656cm" svg:x2="2.236cm" svg:y2="12.869cm" draw:start-shape="id114" draw:start-glue-point="5" draw:end-shape="id115" draw:end-glue-point="5">
          <text:p text:style-name="P3"/>
        </draw:connector>
        <draw:custom-shape draw:style-name="condition" draw:text-style-name="P3" draw:id="id118" draw:layer="layout" svg:width="5.232cm" svg:height="1.319cm" svg:x="2.928cm" svg:y="14.847cm">
          <text:p text:style-name="P3"><text:span text:style-name="T3">isAnyChar ?</text:span></text:p>
          <text:p text:style-name="P3"><text:span text:style-name="T3">addCharToBuff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24" draw:layer="layout" svg:width="4.976cm" svg:height="2.181cm" svg:x="21.061cm" svg:y="9.635cm">
          <text:p text:style-name="P3"><text:span text:style-name="T3">equal( &gt; ) ?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16" draw:layer="layout" svg:width="5.5cm" svg:height="0.737cm" svg:x="20.816cm" svg:y="12.28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6.316cm" svg:y1="12.648cm" svg:x2="8.571cm" svg:y2="3.123cm" draw:start-shape="id116" draw:start-glue-point="7" draw:end-shape="id117" draw:end-glue-point="7">
          <text:p text:style-name="P3"/>
        </draw:connector>
        <draw:custom-shape draw:style-name="condition" draw:text-style-name="P7" draw:id="id121" draw:layer="layout" svg:width="4.949cm" svg:height="1.179cm" svg:x="21.373cm" svg:y="15.313cm">
          <text:p text:style-name="P3"><text:span text:style-name="T3">isAnyChar ?</text:span></text:p>
          <text:p text:style-name="P3"><text:span text:style-name="T3">addCharToBuff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8.16cm" svg:y1="15.506cm" svg:x2="19.672cm" svg:y2="12.566cm" draw:start-shape="id118" draw:start-glue-point="7" draw:end-shape="id119">
          <text:p text:style-name="P3"/>
        </draw:connector>
        <draw:connector draw:style-name="gr3" draw:text-style-name="P4" draw:layer="layout" draw:type="curve" svg:x1="20.611cm" svg:y1="14.191cm" svg:x2="19.672cm" svg:y2="12.565cm" draw:start-shape="id120" draw:start-glue-point="5" draw:end-shape="id119" draw:end-glue-point="5">
          <text:p text:style-name="P3"/>
        </draw:connector>
        <draw:connector draw:style-name="gr3" draw:text-style-name="P4" draw:layer="layout" draw:type="curve" draw:line-skew="-0.408cm" svg:x1="21.373cm" svg:y1="15.902cm" svg:x2="19.672cm" svg:y2="12.565cm" draw:start-shape="id121" draw:start-glue-point="5" draw:end-shape="id119" draw:end-glue-point="5">
          <text:p text:style-name="P3"/>
        </draw:connector>
        <draw:custom-shape draw:style-name="exit" draw:id="id123" draw:layer="layout" svg:width="1.5cm" svg:height="1.5cm" svg:x="13.782cm" svg:y="8.588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svg:x1="8.02cm" svg:y1="10.963cm" svg:x2="13.782cm" svg:y2="9.337cm" draw:start-shape="id122" draw:start-glue-point="7" draw:end-shape="id123" draw:end-glue-point="6">
          <text:p text:style-name="P3"/>
        </draw:connector>
        <draw:connector draw:style-name="gr3" draw:text-style-name="P4" draw:layer="layout" draw:type="curve" svg:x1="21.061cm" svg:y1="10.725cm" svg:x2="15.282cm" svg:y2="9.337cm" draw:start-shape="id124" draw:start-glue-point="5" draw:end-shape="id123" draw:end-glue-point="10">
          <text:p text:style-name="P3"/>
        </draw:connector>
        <draw:connector draw:style-name="gr3" draw:text-style-name="P4" draw:layer="layout" draw:type="curve" svg:x1="8.358cm" svg:y1="3.487cm" svg:x2="14.531cm" svg:y2="8.588cm" draw:start-shape="id125" draw:start-glue-point="7" draw:end-shape="id123" draw:end-glue-point="4">
          <text:p text:style-name="P3"/>
        </draw:connector>
        <draw:frame draw:style-name="gr5" draw:text-style-name="P1" draw:layer="layout" svg:width="11.666cm" svg:height="1.196cm" svg:x="17.135cm" svg:y="0.635cm">
          <draw:text-box>
            <text:p text:style-name="P1"><text:span text:style-name="T1">Attribute Value Parser</text:span></text:p>
          </draw:text-box>
        </draw:frame>
        <draw:custom-shape draw:style-name="gr4" draw:text-style-name="P4" draw:id="id122" draw:layer="layout" svg:width="5.436cm" svg:height="1.754cm" svg:x="2.584cm" svg:y="10.087cm">
          <text:p text:style-name="P3"><text:span text:style-name="T3">equal( &gt; ) ?</text:span></text:p>
          <text:p text:style-name="P3"><text:span text:style-name="T3">reportError(No attr value)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13" draw:layer="layout" svg:width="5.265cm" svg:height="1.215cm" svg:x="2.855cm" svg:y="13.363cm">
          <text:p text:style-name="P3"><text:span text:style-name="T3">equal( " ) ?</text:span></text:p>
          <text:p text:style-name="P3"><text:span text:style-name="T3">pushState( endAttributeValu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20" draw:layer="layout" svg:width="5.995cm" svg:height="1.777cm" svg:x="20.611cm" svg:y="13.303cm">
          <text:p text:style-name="P3"><text:span text:style-name="T3">equal( " ) ?</text:span></text:p>
          <text:p text:style-name="P3"><text:span text:style-name="T3">addCharToBuffer</text:span></text:p>
          <text:p text:style-name="P3"><text:span text:style-name="T3">reportError(Quotation inside att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Closing Element Parser" draw:style-name="dp1" draw:master-page-name="Standard">
        <draw:custom-shape draw:style-name="state" draw:text-style-name="P6" draw:id="id129" draw:layer="layout" svg:width="6.885cm" svg:height="8.488cm" svg:x="1.31cm" svg:y="7.135cm">
          <text:p text:style-name="P3"><text:span text:style-name="T2">closingElemen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128" draw:layer="layout" svg:width="5.849cm" svg:height="1.199cm" svg:x="1.72cm" svg:y="10.224cm">
          <text:p text:style-name="P3"><text:span text:style-name="T3">isWhiteSpace ?</text:span></text:p>
          <text:p text:style-name="P3"><text:span text:style-name="T3">repotError(Starts with wsp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30" draw:layer="layout" svg:width="5.706cm" svg:height="1.437cm" svg:x="1.733cm" svg:y="11.77cm">
          <text:p text:style-name="P3"><text:span text:style-name="T3">isCharacter?</text:span></text:p>
          <text:p text:style-name="P3"><text:span text:style-name="T3">addToTag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127" draw:layer="layout" svg:width="1.5cm" svg:height="1.5cm" svg:x="13.408cm" svg:y="3.181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svg:x1="7.925cm" svg:y1="9.207cm" svg:x2="13.408cm" svg:y2="3.931cm" draw:start-shape="id126" draw:start-glue-point="7" draw:end-shape="id127">
          <text:p text:style-name="P3"/>
        </draw:connector>
        <draw:custom-shape draw:style-name="state" draw:text-style-name="P6" draw:id="id131" draw:layer="layout" svg:width="6.519cm" svg:height="8.5cm" svg:x="11.116cm" svg:y="7.135cm">
          <text:p text:style-name="P3"><text:span text:style-name="T2">closingElementNam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133" draw:layer="layout" svg:width="4.992cm" svg:height="1.262cm" svg:x="11.743cm" svg:y="8.461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34" draw:layer="layout" svg:width="4.957cm" svg:height="0.737cm" svg:x="11.804cm" svg:y="10.124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36" draw:layer="layout" svg:width="4.836cm" svg:height="1.437cm" svg:x="11.899cm" svg:y="11.387cm">
          <text:p text:style-name="P3"><text:span text:style-name="T3">equal( : ) ?</text:span></text:p>
          <text:p text:style-name="P3"><text:span text:style-name="T3">rememberNameSpac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37" draw:layer="layout" svg:width="4.949cm" svg:height="1.415cm" svg:x="11.886cm" svg:y="13.376cm">
          <text:p text:style-name="P3"><text:span text:style-name="T3">isAnyChar ?</text:span></text:p>
          <text:p text:style-name="P3"><text:span text:style-name="T3">addToTag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.72cm" svg:y1="10.823cm" svg:x2="1.31cm" svg:y2="11.378cm" draw:start-shape="id128" draw:start-glue-point="5" draw:end-shape="id129" draw:end-glue-point="5">
          <text:p text:style-name="P3"/>
        </draw:connector>
        <draw:connector draw:style-name="gr3" draw:text-style-name="P4" draw:layer="layout" draw:type="curve" svg:x1="7.439cm" svg:y1="12.488cm" svg:x2="11.116cm" svg:y2="11.384cm" draw:start-shape="id130" draw:start-glue-point="7" draw:end-shape="id131" draw:end-glue-point="5">
          <text:p text:style-name="P3"/>
        </draw:connector>
        <draw:connector draw:style-name="gr3" draw:text-style-name="P4" draw:layer="layout" draw:type="curve" svg:x1="7.773cm" svg:y1="14.412cm" svg:x2="11.116cm" svg:y2="11.384cm" draw:start-shape="id132" draw:start-glue-point="7" draw:end-shape="id131" draw:end-glue-point="5">
          <text:p text:style-name="P3"/>
        </draw:connector>
        <draw:connector draw:style-name="gr3" draw:text-style-name="P4" draw:layer="layout" draw:type="curve" draw:line-skew="1.192cm" svg:x1="16.735cm" svg:y1="9.091cm" svg:x2="14.908cm" svg:y2="3.931cm" draw:start-shape="id133" draw:start-glue-point="7" draw:end-shape="id127">
          <text:p text:style-name="P3"/>
        </draw:connector>
        <draw:custom-shape draw:style-name="state" draw:text-style-name="P6" draw:id="id135" draw:layer="layout" svg:width="6.519cm" svg:height="8.52cm" svg:x="21.096cm" svg:y="7.075cm">
          <text:p text:style-name="P3"><text:span text:style-name="T2">closingElementSkip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16.761cm" svg:y1="10.492cm" svg:x2="21.096cm" svg:y2="11.335cm" draw:start-shape="id134" draw:start-glue-point="7" draw:end-shape="id135">
          <text:p text:style-name="P3"/>
        </draw:connector>
        <draw:connector draw:style-name="gr3" draw:text-style-name="P4" draw:layer="layout" draw:type="curve" svg:x1="11.899cm" svg:y1="12.105cm" svg:x2="11.116cm" svg:y2="11.384cm" draw:start-shape="id136" draw:start-glue-point="5" draw:end-shape="id131" draw:end-glue-point="5">
          <text:p text:style-name="P3"/>
        </draw:connector>
        <draw:connector draw:style-name="gr3" draw:text-style-name="P4" draw:layer="layout" draw:type="curve" draw:line-skew="-1.087cm" svg:x1="11.886cm" svg:y1="14.083cm" svg:x2="11.116cm" svg:y2="11.385cm" draw:start-shape="id137" draw:start-glue-point="5" draw:end-shape="id131">
          <text:p text:style-name="P3"/>
        </draw:connector>
        <draw:custom-shape draw:style-name="condition" draw:text-style-name="P7" draw:id="id138" draw:layer="layout" svg:width="4.992cm" svg:height="1.262cm" svg:x="21.934cm" svg:y="9.261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1.214cm" svg:x1="21.934cm" svg:y1="9.891cm" svg:x2="14.908cm" svg:y2="3.931cm" draw:start-shape="id138" draw:start-glue-point="5" draw:end-shape="id127">
          <text:p text:style-name="P3"/>
        </draw:connector>
        <draw:custom-shape draw:style-name="condition" draw:text-style-name="P7" draw:id="id139" draw:layer="layout" svg:width="4.949cm" svg:height="1.415cm" svg:x="21.97cm" svg:y="11.556cm">
          <text:p text:style-name="P3"><text:span text:style-name="T3">isAnyChar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6.919cm" svg:y1="12.263cm" svg:x2="27.615cm" svg:y2="11.334cm" draw:start-shape="id139" draw:start-glue-point="7" draw:end-shape="id135" draw:end-glue-point="7">
          <text:p text:style-name="P3"/>
        </draw:connector>
        <draw:frame draw:style-name="gr1" draw:text-style-name="P5" draw:layer="layout" svg:width="14cm" svg:height="1.5cm" svg:x="9.635cm" svg:y="1.135cm">
          <draw:text-box>
            <text:p text:style-name="P1"><text:span text:style-name="T1">Closing Element Parser</text:span></text:p>
          </draw:text-box>
        </draw:frame>
        <draw:custom-shape draw:style-name="gr4" draw:text-style-name="P4" draw:id="id126" draw:layer="layout" svg:width="6.345cm" svg:height="1.485cm" svg:x="1.58cm" svg:y="8.465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reportError(Empty closing element)</text:span></text:p>
          <text:p text:style-name="P3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32" draw:layer="layout" svg:width="6.21cm" svg:height="1.485cm" svg:x="1.563cm" svg:y="13.67cm">
          <text:p text:style-name="P3"><text:span text:style-name="T3">isAnyChar ?</text:span></text:p>
          <text:p text:style-name="P3"><text:span text:style-name="T3">reportError(Invalid char in name)</text:span></text:p>
          <text:p text:style-name="P3"><text:span text:style-name="T3">addToTagNam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9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te" style:family="graphic" style:parent-style-name="standard">
      <style:graphic-properties draw:fill="solid" draw:fill-color="#94bd5e" draw:textarea-horizontal-align="justify" draw:textarea-vertical-align="top" draw:auto-grow-height="false" fo:min-height="0cm" fo:min-width="0cm" draw:shadow="visible" draw:shadow-offset-x="0.15cm" draw:shadow-offset-y="0.15cm"/>
      <style:paragraph-properties fo:margin-left="0cm" fo:margin-right="0cm" fo:text-align="center" fo:text-indent="0cm"/>
      <style:text-properties fo:font-size="16pt" fo:font-weight="bold"/>
    </style:style>
    <style:style style:name="condition" style:family="graphic" style:parent-style-name="standard">
      <style:graphic-properties draw:textarea-horizontal-align="justify" draw:textarea-vertical-align="middle" draw:auto-grow-height="false" fo:min-height="0cm" fo:min-width="0cm"/>
      <style:paragraph-properties fo:text-align="center"/>
    </style:style>
    <style:style style:name="submachine" style:family="graphic" style:parent-style-name="standard">
      <style:graphic-properties draw:fill-color="#ff9966" draw:textarea-horizontal-align="justify" draw:textarea-vertical-align="middle" draw:auto-grow-height="false" fo:min-height="0cm" fo:min-width="0cm" draw:shadow="visible" draw:shadow-offset-x="0.15cm" draw:shadow-offset-y="0.15cm"/>
      <style:paragraph-properties fo:text-align="center"/>
      <style:text-properties fo:font-size="16pt" fo:font-weight="bold"/>
    </style:style>
    <style:style style:name="exit" style:family="graphic" style:parent-style-name="standard">
      <style:graphic-properties draw:fill-color="#eb613d" draw:textarea-horizontal-align="justify" draw:textarea-vertical-align="middle" draw:auto-grow-height="false" fo:min-height="0cm" fo:min-width="0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8-30T18:46:23</meta:creation-date>
    <dc:date>2006-08-31T22:30:03</dc:date>
    <dc:language>de-DE</dc:language>
    <meta:editing-cycles>67</meta:editing-cycles>
    <meta:editing-duration>P1DT3H2M41S</meta:editing-duration>
    <meta:user-defined meta:name="Info 1"/>
    <meta:user-defined meta:name="Info 2"/>
    <meta:user-defined meta:name="Info 3"/>
    <meta:user-defined meta:name="Info 4"/>
    <meta:document-statistic meta:object-count="256"/>
  </office:meta>
</office:document-meta>
</file>